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a convertir tu borrador en una explicación clara, accesible y bien estructurada, manteniendo tu intención pedagógica y tu precisión conceptual. Te propongo un texto de unas 1200 palabras, dividido en secciones, que expone de forma sencilla los <text:span text:style-name="Strong_20_Emphasis">cuatro elementos mínimos que necesita una máquina para procesar información automáticamente: datos, método, memoria y procesador</text:span>.</text:p>
      <text:p text:style-name="Text_20_body">Aquí tienes la versión desarrollada:</text:p>
      <text:p text:style-name="Horizontal_20_Line"/>
      <text:h text:style-name="Heading_20_1" text:outline-level="1"><text:span text:style-name="Strong_20_Emphasis">Los elementos mínimos de una máquina para procesar información</text:span></text:h>
      <text:p text:style-name="Text_20_body">Cuando hablamos de cálculo automático, solemos pensar en computadores modernos, procesadores ultrarrápidos y programas complejos. Sin embargo, en su esencia más simple, una máquina capaz de procesar información no necesita ser sofisticada. Basta con que posea cuatro elementos fundamentales: <text:span text:style-name="Strong_20_Emphasis">datos, método, memoria y procesador</text:span>.<text:line-break/>Estos cuatro componentes forman la base de cualquier sistema de cálculo, desde una calculadora básica hasta un supercomputador.</text:p>
      <text:p text:style-name="Text_20_body">Para comprender por qué estos elementos son indispensables, primero debemos distinguir entre dos mundos: el de las <text:span text:style-name="Strong_20_Emphasis">ideas</text:span> y el de los <text:span text:style-name="Strong_20_Emphasis">objetos físicos</text:span>. En computación, esta distinción se expresa como <text:span text:style-name="Strong_20_Emphasis">software</text:span> y <text:span text:style-name="Strong_20_Emphasis">hardware</text:span>. El software es la información: datos, métodos, instrucciones, conceptos. El hardware es la máquina física que manipula esa información.</text:p>
      <text:p text:style-name="Text_20_body">A partir de esta distinción, veremos cómo cada uno de los cuatro elementos cumple un papel esencial en el proceso de cálculo.</text:p>
      <text:p text:style-name="Horizontal_20_Line"/>
      <text:h text:style-name="Heading_20_2" text:outline-level="2"><text:span text:style-name="Strong_20_Emphasis">1. Software y hardware: dos mundos que cooperan</text:span></text:h>
      <text:p text:style-name="Text_20_body">En computación, solemos dividir un sistema en dos partes:</text:p>
      <text:list xml:id="list4206084418" text:style-name="L1">
        <text:list-item>
          <text:p text:style-name="P2"><text:span text:style-name="Strong_20_Emphasis">Software:</text:span> la información, las ideas, los métodos, los datos, los algoritmos. </text:p>
        </text:list-item>
        <text:list-item>
          <text:p text:style-name="P1"><text:span text:style-name="Strong_20_Emphasis">Hardware:</text:span> la máquina física que ejecuta esas ideas. </text:p>
        </text:list-item>
      </text:list>
      <text:p text:style-name="Text_20_body">Una forma sencilla de entender la diferencia es esta:<text:line-break/><text:span text:style-name="Strong_20_Emphasis">todo lo que, si lo dejas caer al suelo, se rompe, es hardware.</text:span><text:line-break/>Un computador, un disco duro, un procesador: todos son objetos físicos.</text:p>
      <text:p text:style-name="Text_20_body">En cambio, <text:span text:style-name="Strong_20_Emphasis">las ideas no se rompen</text:span>.<text:line-break/>No puedes dejar caer un número, una receta, un método o un algoritmo.<text:line-break/>Los datos y los métodos pertenecen al mundo del software.</text:p>
      <text:p text:style-name="Text_20_body">Esta distinción es importante porque nos permite ver que una máquina de cálculo necesita ambas cosas:<text:line-break/><text:span text:style-name="Strong_20_Emphasis">información (software) y un soporte físico que la manipule (hardware).</text:span></text:p>
      <text:p text:style-name="Horizontal_20_Line"><text:soft-page-break/></text:p>
      <text:h text:style-name="Heading_20_2" text:outline-level="2"><text:span text:style-name="Strong_20_Emphasis">2. Datos y método: la información que guía el cálculo</text:span></text:h>
      <text:p text:style-name="Text_20_body">Ya hemos visto que para resolver un problema necesitamos dos elementos conceptuales:</text:p>
      <text:list xml:id="list383985909" text:style-name="L2">
        <text:list-item>
          <text:p text:style-name="P4"><text:span text:style-name="Strong_20_Emphasis">Datos:</text:span> la información inicial sobre el contexto del problema. </text:p>
        </text:list-item>
        <text:list-item>
          <text:p text:style-name="P3"><text:span text:style-name="Strong_20_Emphasis">Método:</text:span> la secuencia de pasos que debemos aplicar para transformar esos datos y obtener una solución. </text:p>
        </text:list-item>
      </text:list>
      <text:p text:style-name="Text_20_body">Ambos son formas de información.<text:line-break/>Ambos son ideas.<text:line-break/>Y ambos deben estar disponibles para que el cálculo pueda realizarse.</text:p>
      <text:p text:style-name="Text_20_body">En una máquina, estos dos elementos existen como <text:span text:style-name="Strong_20_Emphasis">software</text:span>.<text:line-break/>Los datos pueden ser números, textos, mediciones o cualquier representación simbólica.<text:line-break/>El método puede ser un algoritmo, un programa o una lista de instrucciones.</text:p>
      <text:p text:style-name="Text_20_body">Pero tener datos y método no basta.<text:line-break/>Para que el cálculo pueda llevarse a cabo, la máquina necesita algo más: <text:span text:style-name="Strong_20_Emphasis">un lugar donde guardar esa información</text:span> y <text:span text:style-name="Strong_20_Emphasis">un mecanismo capaz de transformarla</text:span>.</text:p>
      <text:p text:style-name="Horizontal_20_Line"/>
      <text:h text:style-name="Heading_20_2" text:outline-level="2"><text:span text:style-name="Strong_20_Emphasis">3. La memoria: el soporte donde la información vive</text:span></text:h>
      <text:p text:style-name="Text_20_body">Cuando resolvemos un problema a mano, solemos usar lápiz y papel.<text:line-break/>¿Por qué?<text:line-break/>Porque nuestra memoria interna es limitada: si el cálculo es largo, corremos el riesgo de olvidar un número, un paso o un resultado intermedio.</text:p>
      <text:p text:style-name="Text_20_body">El papel actúa como una <text:span text:style-name="Strong_20_Emphasis">memoria externa</text:span>.<text:line-break/>Nos permite:</text:p>
      <text:list xml:id="list224994072" text:style-name="L3">
        <text:list-item>
          <text:p text:style-name="P6">registrar los datos, </text:p>
        </text:list-item>
        <text:list-item>
          <text:p text:style-name="P6">anotar los resultados parciales, </text:p>
        </text:list-item>
        <text:list-item>
          <text:p text:style-name="P6">mantener visible el estado actual del cálculo, </text:p>
        </text:list-item>
        <text:list-item>
          <text:p text:style-name="P5">y continuar sin perder el hilo. </text:p>
        </text:list-item>
      </text:list>
      <text:p text:style-name="Text_20_body">Esto revela algo fundamental:<text:line-break/><text:span text:style-name="Strong_20_Emphasis">no es posible realizar un cálculo sin un soporte de memoria.</text:span></text:p>
      <text:p text:style-name="Text_20_body">Incluso si no usamos papel, los datos están en nuestra memoria mental.<text:line-break/>Y el método también: debemos recordar qué paso sigue, qué operación aplicar, qué regla usar.</text:p>
      <text:p text:style-name="Text_20_body">Lo mismo ocurre con una máquina.<text:line-break/>Si queremos que procese información automáticamente, debe disponer de un lugar donde almacenar:</text:p>
      <text:list xml:id="list762289645" text:style-name="L4">
        <text:list-item>
          <text:p text:style-name="P8">los datos iniciales, </text:p>
        </text:list-item>
        <text:list-item>
          <text:p text:style-name="P8"><text:soft-page-break/>los resultados intermedios, </text:p>
        </text:list-item>
        <text:list-item>
          <text:p text:style-name="P8">el método que debe ejecutar, </text:p>
        </text:list-item>
        <text:list-item>
          <text:p text:style-name="P7">y el estado actual del cálculo. </text:p>
        </text:list-item>
      </text:list>
      <text:p text:style-name="Text_20_body">Ese lugar es la <text:span text:style-name="Strong_20_Emphasis">memoria</text:span>.</text:p>
      <text:p text:style-name="Text_20_body">Sin memoria, la máquina no podría:</text:p>
      <text:list xml:id="list1920016178" text:style-name="L5">
        <text:list-item>
          <text:p text:style-name="P10">conservar los datos, </text:p>
        </text:list-item>
        <text:list-item>
          <text:p text:style-name="P10">recordar el método, </text:p>
        </text:list-item>
        <text:list-item>
          <text:p text:style-name="P9">ni mantener el estado del proceso. </text:p>
        </text:list-item>
      </text:list>
      <text:p text:style-name="Text_20_body">Por lo tanto, la memoria es un elemento esencial del hardware de cualquier sistema de cálculo.</text:p>
      <text:p text:style-name="Horizontal_20_Line"/>
      <text:h text:style-name="Heading_20_2" text:outline-level="2"><text:span text:style-name="Strong_20_Emphasis">4. El procesador: el dispositivo que transforma la información</text:span></text:h>
      <text:p text:style-name="Text_20_body">Cuando resolvemos un problema mentalmente, somos nosotros quienes aplicamos las operaciones.<text:line-break/>Tomamos los datos, seguimos el método y realizamos las transformaciones necesarias.</text:p>
      <text:p text:style-name="Text_20_body">Pero si queremos que una máquina haga ese trabajo, necesitamos un dispositivo que realice esas operaciones en nuestro lugar.</text:p>
      <text:p text:style-name="Text_20_body">Ese dispositivo es el <text:span text:style-name="Strong_20_Emphasis">procesador</text:span>.</text:p>
      <text:p text:style-name="Text_20_body">El procesador es el componente del hardware encargado de:</text:p>
      <text:list xml:id="list1456462998" text:style-name="L6">
        <text:list-item>
          <text:p text:style-name="P12">leer los datos desde la memoria, </text:p>
        </text:list-item>
        <text:list-item>
          <text:p text:style-name="P12">interpretar las instrucciones del método, </text:p>
        </text:list-item>
        <text:list-item>
          <text:p text:style-name="P12">aplicar las operaciones correspondientes, </text:p>
        </text:list-item>
        <text:list-item>
          <text:p text:style-name="P11">y escribir los nuevos datos resultantes de cada transformación. </text:p>
        </text:list-item>
      </text:list>
      <text:p text:style-name="Text_20_body">En otras palabras, el procesador es el <text:span text:style-name="Strong_20_Emphasis">ejecutor del método</text:span>.<text:line-break/>Sin él, la máquina tendría datos y tendría memoria, pero no podría hacer nada con ellos.</text:p>
      <text:p text:style-name="Horizontal_20_Line"/>
      <text:h text:style-name="Heading_20_2" text:outline-level="2"><text:span text:style-name="Strong_20_Emphasis">5. Por qué estos cuatro elementos son suficientes</text:span></text:h>
      <text:p text:style-name="Text_20_body">Si combinamos todo lo anterior, vemos que una máquina capaz de procesar información automáticamente necesita exactamente cuatro elementos:</text:p>
      <text:h text:style-name="Heading_20_3" text:outline-level="3"><text:span text:style-name="Strong_20_Emphasis">1. Datos</text:span></text:h>
      <text:p text:style-name="Text_20_body">La información inicial sobre el problema.</text:p>
      <text:h text:style-name="Heading_20_3" text:outline-level="3"><text:span text:style-name="Strong_20_Emphasis">2. Método</text:span></text:h>
      <text:p text:style-name="Text_20_body">Las instrucciones que indican qué operaciones realizar.</text:p>
      <text:h text:style-name="Heading_20_3" text:outline-level="3"><text:soft-page-break/><text:span text:style-name="Strong_20_Emphasis">3. Memoria</text:span></text:h>
      <text:p text:style-name="Text_20_body">El soporte físico donde se almacenan los datos, el método y los estados intermedios.</text:p>
      <text:h text:style-name="Heading_20_3" text:outline-level="3"><text:span text:style-name="Strong_20_Emphasis">4. Procesador</text:span></text:h>
      <text:p text:style-name="Text_20_body">El dispositivo que ejecuta el método y transforma los datos.</text:p>
      <text:p text:style-name="Text_20_body">Con estos cuatro elementos, una máquina puede:</text:p>
      <text:list xml:id="list3367753045" text:style-name="L7">
        <text:list-item>
          <text:p text:style-name="P14">recibir información, </text:p>
        </text:list-item>
        <text:list-item>
          <text:p text:style-name="P14">almacenarla, </text:p>
        </text:list-item>
        <text:list-item>
          <text:p text:style-name="P14">aplicar un método, </text:p>
        </text:list-item>
        <text:list-item>
          <text:p text:style-name="P14">modificar su estado, </text:p>
        </text:list-item>
        <text:list-item>
          <text:p text:style-name="P13">y producir un resultado final. </text:p>
        </text:list-item>
      </text:list>
      <text:p text:style-name="Text_20_body">No hace falta nada más.<text:line-break/>Cualquier sistema que posea estos cuatro componentes —por simple que sea— puede realizar cálculo automático.</text:p>
      <text:p text:style-name="Horizontal_20_Line"/>
      <text:h text:style-name="Heading_20_2" text:outline-level="2"><text:span text:style-name="Strong_20_Emphasis">6. Dos elementos son software, dos son hardware</text:span></text:h>
      <text:p text:style-name="Text_20_body">Podemos clasificar estos cuatro elementos en dos categorías:</text:p>
      <text:h text:style-name="Heading_20_3" text:outline-level="3"><text:span text:style-name="Strong_20_Emphasis">Software (ideas, información):</text:span></text:h>
      <text:list xml:id="list3502054884" text:style-name="L8">
        <text:list-item>
          <text:p text:style-name="P16"><text:span text:style-name="Strong_20_Emphasis">Datos</text:span> </text:p>
        </text:list-item>
        <text:list-item>
          <text:p text:style-name="P15"><text:span text:style-name="Strong_20_Emphasis">Método</text:span> </text:p>
        </text:list-item>
      </text:list>
      <text:h text:style-name="Heading_20_3" text:outline-level="3"><text:span text:style-name="Strong_20_Emphasis">Hardware (máquina física):</text:span></text:h>
      <text:list xml:id="list2568724275" text:style-name="L9">
        <text:list-item>
          <text:p text:style-name="P18"><text:span text:style-name="Strong_20_Emphasis">Memoria</text:span> </text:p>
        </text:list-item>
        <text:list-item>
          <text:p text:style-name="P17"><text:span text:style-name="Strong_20_Emphasis">Procesador</text:span> </text:p>
        </text:list-item>
      </text:list>
      <text:p text:style-name="Text_20_body">Esta división es fundamental porque muestra cómo cooperan ambos mundos.<text:line-break/>El software define <text:span text:style-name="Strong_20_Emphasis">qué</text:span> debe hacerse.<text:line-break/>El hardware define <text:span text:style-name="Strong_20_Emphasis">cómo</text:span> se lleva a cabo físicamente.</text:p>
      <text:p text:style-name="Text_20_body">Sin software, el hardware no tendría instrucciones que ejecutar.<text:line-break/>Sin hardware, el software no tendría dónde existir ni cómo transformarse.</text:p>
      <text:p text:style-name="Horizontal_20_Line"/>
      <text:h text:style-name="Heading_20_2" text:outline-level="2"><text:span text:style-name="Strong_20_Emphasis">7. Una visión unificada del cálculo automático</text:span></text:h>
      <text:p text:style-name="Text_20_body">Cuando una máquina procesa información, lo que realmente ocurre es una secuencia ordenada de transformaciones:</text:p>
      <text:list xml:id="list2412580904" text:style-name="L10">
        <text:list-item>
          <text:p text:style-name="P20"><text:soft-page-break/>Los <text:span text:style-name="Strong_20_Emphasis">datos</text:span> iniciales se cargan en la memoria. </text:p>
        </text:list-item>
        <text:list-item>
          <text:p text:style-name="P20">El <text:span text:style-name="Strong_20_Emphasis">método</text:span> también se almacena en la memoria. </text:p>
        </text:list-item>
        <text:list-item>
          <text:p text:style-name="P20">El <text:span text:style-name="Strong_20_Emphasis">procesador</text:span> lee una instrucción del método. </text:p>
        </text:list-item>
        <text:list-item>
          <text:p text:style-name="P20">Aplica esa instrucción a los datos. </text:p>
        </text:list-item>
        <text:list-item>
          <text:p text:style-name="P20">Escribe el resultado en la memoria. </text:p>
        </text:list-item>
        <text:list-item>
          <text:p text:style-name="P20">Repite el ciclo hasta completar el método. </text:p>
        </text:list-item>
        <text:list-item>
          <text:p text:style-name="P19">El estado final de la memoria contiene la solución. </text:p>
        </text:list-item>
      </text:list>
      <text:p text:style-name="Text_20_body">Este ciclo es la esencia del cálculo automático.<text:line-break/>Es simple, universal y suficiente para explicar cómo funcionan todas las máquinas de procesamiento de información.</text:p>
      <text:p text:style-name="Horizontal_20_Line"/>
      <text:h text:style-name="Heading_20_2" text:outline-level="2"><text:span text:style-name="Strong_20_Emphasis">8. Conclusión: la simplicidad detrás de la complejidad</text:span></text:h>
      <text:p text:style-name="Text_20_body">Aunque los computadores modernos parezcan extraordinariamente complejos, su funcionamiento básico se sostiene sobre una estructura sorprendentemente simple.<text:line-break/>Todo sistema capaz de procesar información automáticamente necesita únicamente:</text:p>
      <text:list xml:id="list3170144317" text:style-name="L11">
        <text:list-item>
          <text:p text:style-name="P22"><text:span text:style-name="Strong_20_Emphasis">Datos</text:span>, </text:p>
        </text:list-item>
        <text:list-item>
          <text:p text:style-name="P22"><text:span text:style-name="Strong_20_Emphasis">Método</text:span>, </text:p>
        </text:list-item>
        <text:list-item>
          <text:p text:style-name="P22"><text:span text:style-name="Strong_20_Emphasis">Memoria</text:span>, </text:p>
        </text:list-item>
        <text:list-item>
          <text:p text:style-name="P21"><text:span text:style-name="Strong_20_Emphasis">Procesador</text:span>. </text:p>
        </text:list-item>
      </text:list>
      <text:p text:style-name="Text_20_body">Dos elementos pertenecen al mundo de las ideas; dos al mundo físico.<text:line-break/>Juntos forman un sistema completo capaz de transformar información y resolver problemas.</text:p>
      <text:p text:style-name="Text_20_body">Comprender esta estructura mínima nos permite ver con claridad cómo funcionan las máquinas, cómo se relacionan con nuestros propios procesos mentales y por qué el cálculo automático es posible.</text:p>
      <text:p text:style-name="Horizontal_20_Line"/>
      <text:p text:style-name="Text_20_body">Si quieres, puedo ayudarte a:</text:p>
      <text:list xml:id="list2871288465" text:style-name="L12">
        <text:list-item>
          <text:p text:style-name="P24">integrar este texto como capítulo de tu libro, </text:p>
        </text:list-item>
        <text:list-item>
          <text:p text:style-name="P24">añadir diagramas conceptuales, </text:p>
        </text:list-item>
        <text:list-item>
          <text:p text:style-name="P23">o escribir una versión aún más sencilla o más técnica.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4T18:01:48.138000000</meta:creation-date>
    <dc:date>2026-02-14T18:09:12.989000000</dc:date>
    <meta:editing-duration>PT7M25S</meta:editing-duration>
    <meta:editing-cycles>1</meta:editing-cycles>
    <meta:document-statistic meta:table-count="0" meta:image-count="0" meta:object-count="0" meta:page-count="5" meta:paragraph-count="100" meta:word-count="1213" meta:character-count="7747" meta:non-whitespace-character-count="6634"/>
    <meta:generator>LibreOffice/7.3.5.2$Windows_X86_64 LibreOffice_project/184fe81b8c8c30d8b5082578aee2fed2ea847c01</meta:generator>
  </office:meta>
</office:document-meta>
</file>